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font-name="Menlo" fo:font-size="10.5pt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style:font-name="Menlo" fo:font-size="10.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style:font-name="Menlo" fo:font-size="10.5pt" fo:letter-spacing="normal" fo:font-style="normal" fo:font-weight="normal"/>
    </style:style>
    <style:style style:name="P4" style:family="paragraph" style:parent-style-name="Standard">
      <style:text-properties officeooo:rsid="001ce489" officeooo:paragraph-rsid="001ce489"/>
    </style:style>
    <style:style style:name="P5" style:family="paragraph" style:parent-style-name="Standard">
      <style:text-properties officeooo:paragraph-rsid="001857e3"/>
    </style:style>
    <style:style style:name="T1" style:family="text">
      <style:text-properties officeooo:rsid="001a5335"/>
    </style:style>
    <style:style style:name="T2" style:family="text">
      <style:text-properties officeooo:rsid="001a77f0"/>
    </style:style>
    <style:style style:name="T3" style:family="text">
      <style:text-properties officeooo:rsid="001b3499"/>
    </style:style>
    <style:style style:name="T4" style:family="text">
      <style:text-properties officeooo:rsid="001c3155"/>
    </style:style>
    <style:style style:name="T5" style:family="text">
      <style:text-properties officeooo:rsid="001e4c6b"/>
    </style:style>
    <style:style style:name="T6" style:family="text">
      <style:text-properties officeooo:rsid="001e81a0"/>
    </style:style>
  </office:automatic-styles>
  <office:body>
    <office:text text:use-soft-page-breaks="true">
      <office:forms form:automatic-focus="false" form:apply-design-mode="false"/>
      <text:tracked-changes>
        <text:changed-region xml:id="ct93867192235968" text:id="ct93867192235968">
          <text:insertion>
            <office:change-info>
              <dc:creator>Unknown Author</dc:creator>
              <dc:date>2021-08-09T09:55:59</dc:date>
            </office:change-info>
          </text:insertion>
        </text:changed-region>
        <text:changed-region xml:id="ct93867184672176" text:id="ct93867184672176">
          <text:insertion>
            <office:change-info>
              <dc:creator>Unknown Author</dc:creator>
              <dc:date>2021-08-09T09:56:58</dc:date>
            </office:change-info>
          </text:insertion>
        </text:changed-region>
        <text:changed-region xml:id="ct93867202359520" text:id="ct93867202359520">
          <text:insertion>
            <office:change-info>
              <dc:creator>Unknown Author</dc:creator>
              <dc:date>2021-08-09T09:57:23</dc:date>
            </office:change-info>
          </text:insertion>
        </text:changed-region>
        <text:changed-region xml:id="ct93867202568912" text:id="ct93867202568912">
          <text:insertion>
            <office:change-info>
              <dc:creator>Unknown Author</dc:creator>
              <dc:date>2021-08-09T09:57:50</dc:date>
            </office:change-info>
          </text:insertion>
        </text:changed-region>
        <text:changed-region xml:id="ct93867203250864" text:id="ct93867203250864">
          <text:insertion>
            <office:change-info>
              <dc:creator>Unknown Author</dc:creator>
              <dc:date>2021-08-09T09:58:25</dc:date>
            </office:change-info>
          </text:insertion>
        </text:changed-region>
        <text:changed-region xml:id="ct93867203215888" text:id="ct93867203215888">
          <text:insertion>
            <office:change-info>
              <dc:creator>Unknown Author</dc:creator>
              <dc:date>2021-08-09T09:59:07</dc:date>
            </office:change-info>
          </text:insertion>
        </text:changed-region>
        <text:changed-region xml:id="ct93867203072768" text:id="ct93867203072768">
          <text:insertion>
            <office:change-info>
              <dc:creator>Unknown Author</dc:creator>
              <dc:date>2021-08-09T09:59:43</dc:date>
            </office:change-info>
          </text:insertion>
        </text:changed-region>
        <text:changed-region xml:id="ct93867203043136" text:id="ct93867203043136">
          <text:insertion>
            <office:change-info>
              <dc:creator>Unknown Author</dc:creator>
              <dc:date>2021-08-09T10:00:35</dc:date>
            </office:change-info>
          </text:insertion>
        </text:changed-region>
        <text:changed-region xml:id="ct93867192113440" text:id="ct93867192113440">
          <text:insertion>
            <office:change-info>
              <dc:creator>Unknown Author</dc:creator>
              <dc:date>2021-08-09T10:01:14</dc:date>
            </office:change-info>
          </text:insertion>
        </text:changed-region>
        <text:changed-region xml:id="ct93867192320112" text:id="ct93867192320112">
          <text:insertion>
            <office:change-info>
              <dc:creator>Unknown Author</dc:creator>
              <dc:date>2021-08-09T10:01:54</dc:date>
            </office:change-info>
          </text:insertion>
        </text:changed-region>
        <text:changed-region xml:id="ct93867192106048" text:id="ct93867192106048">
          <text:insertion>
            <office:change-info>
              <dc:creator>Unknown Author</dc:creator>
              <dc:date>2021-08-09T10:02:56</dc:date>
            </office:change-info>
          </text:insertion>
        </text:changed-region>
        <text:changed-region xml:id="ct93867103017968" text:id="ct93867103017968">
          <text:insertion>
            <office:change-info>
              <dc:creator>Unknown Author</dc:creator>
              <dc:date>2021-08-09T10:03:23</dc:date>
            </office:change-info>
          </text:insertion>
        </text:changed-region>
        <text:changed-region xml:id="ct93867184670768" text:id="ct93867184670768">
          <text:insertion>
            <office:change-info>
              <dc:creator>Unknown Author</dc:creator>
              <dc:date>2021-08-09T10:03:44</dc:date>
            </office:change-info>
          </text:insertion>
        </text:changed-region>
        <text:changed-region xml:id="ct93867202722944" text:id="ct93867202722944">
          <text:insertion>
            <office:change-info>
              <dc:creator>Unknown Author</dc:creator>
              <dc:date>2021-08-09T10:04:30</dc:date>
            </office:change-info>
          </text:insertion>
        </text:changed-region>
        <text:changed-region xml:id="ct93867202999264" text:id="ct93867202999264">
          <text:insertion>
            <office:change-info>
              <dc:creator>Unknown Author</dc:creator>
              <dc:date>2021-08-09T10:05:38</dc:date>
            </office:change-info>
          </text:insertion>
        </text:changed-region>
        <text:changed-region xml:id="ct93867202761728" text:id="ct93867202761728">
          <text:insertion>
            <office:change-info>
              <dc:creator>Unknown Author</dc:creator>
              <dc:date>2021-08-09T09:55:23</dc:date>
            </office:change-info>
          </text:insertion>
        </text:changed-region>
        <text:changed-region xml:id="ct93867203105696" text:id="ct93867203105696">
          <text:insertion>
            <office:change-info>
              <dc:creator>Unknown Author</dc:creator>
              <dc:date>2021-08-09T10:07:06</dc:date>
            </office:change-info>
          </text:insertion>
        </text:changed-region>
        <text:changed-region xml:id="ct93867192084080" text:id="ct93867192084080">
          <text:insertion>
            <office:change-info>
              <dc:creator>Unknown Author</dc:creator>
              <dc:date>2021-08-09T10:07:51</dc:date>
            </office:change-info>
          </text:insertion>
        </text:changed-region>
        <text:changed-region xml:id="ct93867202350784" text:id="ct93867202350784">
          <text:insertion>
            <office:change-info>
              <dc:creator>Unknown Author</dc:creator>
              <dc:date>2021-08-09T10:08:25</dc:date>
            </office:change-info>
          </text:insertion>
        </text:changed-region>
        <text:changed-region xml:id="ct93867169579504" text:id="ct93867169579504">
          <text:insertion>
            <office:change-info>
              <dc:creator>Unknown Author</dc:creator>
              <dc:date>2021-08-09T10:10:32</dc:date>
            </office:change-info>
          </text:insertion>
        </text:changed-region>
        <text:changed-region xml:id="ct93867203982064" text:id="ct93867203982064">
          <text:insertion>
            <office:change-info>
              <dc:creator>Unknown Author</dc:creator>
              <dc:date>2021-08-09T10:10:50</dc:date>
            </office:change-info>
          </text:insertion>
        </text:changed-region>
        <text:changed-region xml:id="ct93867203785216" text:id="ct93867203785216">
          <text:insertion>
            <office:change-info>
              <dc:creator>Unknown Author</dc:creator>
              <dc:date>2021-08-09T10:10:53</dc:date>
            </office:change-info>
          </text:insertion>
        </text:changed-region>
        <text:changed-region xml:id="ct93867189285648" text:id="ct93867189285648">
          <text:insertion>
            <office:change-info>
              <dc:creator>Unknown Author</dc:creator>
              <dc:date>2021-08-09T10:11:16</dc:date>
            </office:change-info>
          </text:insertion>
        </text:changed-region>
        <text:changed-region xml:id="ct93867202769840" text:id="ct93867202769840">
          <text:insertion>
            <office:change-info>
              <dc:creator>Unknown Author</dc:creator>
              <dc:date>2021-08-09T10:11:46</dc:date>
            </office:change-info>
          </text:insertion>
        </text:changed-region>
        <text:changed-region xml:id="ct93867109248592" text:id="ct93867109248592">
          <text:insertion>
            <office:change-info>
              <dc:creator>Unknown Author</dc:creator>
              <dc:date>2021-08-09T10:12:26</dc:date>
            </office:change-info>
          </text:insertion>
        </text:changed-region>
        <text:changed-region xml:id="ct93867189025760" text:id="ct93867189025760">
          <text:insertion>
            <office:change-info>
              <dc:creator>Unknown Author</dc:creator>
              <dc:date>2021-08-09T10:12:41</dc:date>
            </office:change-info>
          </text:insertion>
        </text:changed-region>
        <text:changed-region xml:id="ct93867204019184" text:id="ct93867204019184">
          <text:insertion>
            <office:change-info>
              <dc:creator>Unknown Author</dc:creator>
              <dc:date>2021-08-09T10:14:21</dc:date>
            </office:change-info>
          </text:insertion>
        </text:changed-region>
        <text:changed-region xml:id="ct93867189269264" text:id="ct93867189269264">
          <text:insertion>
            <office:change-info>
              <dc:creator>Unknown Author</dc:creator>
              <dc:date>2021-08-09T10:14:46</dc:date>
            </office:change-info>
          </text:insertion>
        </text:changed-region>
        <text:changed-region xml:id="ct93867202740064" text:id="ct93867202740064">
          <text:insertion>
            <office:change-info>
              <dc:creator>Unknown Author</dc:creator>
              <dc:date>2021-08-09T10:17:14</dc:date>
            </office:change-info>
          </text:insertion>
        </text:changed-region>
        <text:changed-region xml:id="ct93867184625504" text:id="ct93867184625504">
          <text:insertion>
            <office:change-info>
              <dc:creator>Unknown Author</dc:creator>
              <dc:date>2021-08-09T10:18:01</dc:date>
            </office:change-info>
          </text:insertion>
        </text:changed-region>
        <text:changed-region xml:id="ct93867202351328" text:id="ct93867202351328">
          <text:insertion>
            <office:change-info>
              <dc:creator>Unknown Author</dc:creator>
              <dc:date>2021-08-09T10:18:28</dc:date>
            </office:change-info>
          </text:insertion>
        </text:changed-region>
        <text:changed-region xml:id="ct93867192324080" text:id="ct93867192324080">
          <text:insertion>
            <office:change-info>
              <dc:creator>Unknown Author</dc:creator>
              <dc:date>2021-08-09T10:19:33</dc:date>
            </office:change-info>
          </text:insertion>
        </text:changed-region>
        <text:changed-region xml:id="ct93867188614336" text:id="ct93867188614336">
          <text:insertion>
            <office:change-info>
              <dc:creator>Unknown Author</dc:creator>
              <dc:date>2021-08-09T10:21:08</dc:date>
            </office:change-info>
          </text:insertion>
        </text:changed-region>
        <text:changed-region xml:id="ct93867192628272" text:id="ct93867192628272">
          <text:insertion>
            <office:change-info>
              <dc:creator>Unknown Author</dc:creator>
              <dc:date>2021-08-09T14:56:49</dc:date>
            </office:change-info>
          </text:insertion>
        </text:changed-region>
        <text:changed-region xml:id="ct93867171704224" text:id="ct93867171704224">
          <text:insertion>
            <office:change-info>
              <dc:creator>Unknown Author</dc:creator>
              <dc:date>2021-08-09T14:57:07</dc:date>
            </office:change-info>
          </text:insertion>
        </text:changed-region>
        <text:changed-region xml:id="ct93867203181728" text:id="ct93867203181728">
          <text:insertion>
            <office:change-info>
              <dc:creator>Unknown Author</dc:creator>
              <dc:date>2021-08-09T14:59:03</dc:date>
            </office:change-info>
          </text:insertion>
        </text:changed-region>
        <text:changed-region xml:id="ct93867109589536" text:id="ct93867109589536">
          <text:insertion>
            <office:change-info>
              <dc:creator>Unknown Author</dc:creator>
              <dc:date>2021-08-09T14:59:32</dc:date>
            </office:change-info>
          </text:insertion>
        </text:changed-region>
        <text:changed-region xml:id="ct93867203019104" text:id="ct93867203019104">
          <text:insertion>
            <office:change-info>
              <dc:creator>Unknown Author</dc:creator>
              <dc:date>2021-08-09T14:59:41</dc:date>
            </office:change-info>
          </text:insertion>
        </text:changed-region>
        <text:changed-region xml:id="ct93867203987168" text:id="ct93867203987168">
          <text:insertion>
            <office:change-info>
              <dc:creator>Unknown Author</dc:creator>
              <dc:date>2021-08-09T15:00:38</dc:date>
            </office:change-info>
          </text:insertion>
        </text:changed-region>
        <text:changed-region xml:id="ct93867189928480" text:id="ct93867189928480">
          <text:insertion>
            <office:change-info>
              <dc:creator>Unknown Author</dc:creator>
              <dc:date>2021-08-09T15:00:31</dc:date>
            </office:change-info>
          </text:insertion>
        </text:changed-region>
        <text:changed-region xml:id="ct93867202766896" text:id="ct93867202766896">
          <text:insertion>
            <office:change-info>
              <dc:creator>Unknown Author</dc:creator>
              <dc:date>2021-08-09T15:00:33</dc:date>
            </office:change-info>
          </text:insertion>
        </text:changed-region>
        <text:changed-region xml:id="ct93867203939696" text:id="ct93867203939696">
          <text:insertion>
            <office:change-info>
              <dc:creator>Unknown Author</dc:creator>
              <dc:date>2021-08-09T15:00:35</dc:date>
            </office:change-info>
          </text:insertion>
        </text:changed-region>
        <text:changed-region xml:id="ct93867192702640" text:id="ct93867192702640">
          <text:deletion>
            <office:change-info>
              <dc:creator>Unknown Author</dc:creator>
              <dc:date>2021-08-09T10:51:21</dc:date>
            </office:change-info>
            <text:p text:style-name="Standard">sudo snap install cmake <text:s/># version 3.21.1</text:p>
            <text:p text:style-name="Standard">sudo apt install libtool-bin</text:p>
            <text:p text:style-name="Standard">sudo apt install xinetd</text:p>
            <text:p text:style-name="P5">sudo apt install tftp-hpa</text:p>
            <text:p text:style-name="Standard">sudo apt install apache2-bin</text:p>
            <text:p text:style-name="Standard">sudo apt install rdesktop</text:p>
            <text:p text:style-name="Standard">sudo apt install mc</text:p>
            <text:p text:style-name="Standard">sudo apt install lzop</text:p>
            <text:p text:style-name="Standard">sudo apt <text:s/>install ccache</text:p>
            <text:p text:style-name="Standard"/>
          </text:deletion>
        </text:changed-region>
        <text:changed-region xml:id="ct93867202278768" text:id="ct93867202278768">
          <text:insertion>
            <office:change-info>
              <dc:creator>Unknown Author</dc:creator>
              <dc:date>2021-08-09T10:51:2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 proxy configured</text:p>
      <text:p text:style-name="P2"/>
      <text:p text:style-name="P2">apt proxy configured</text:p>
      <text:p text:style-name="P2">Making Grub File Writable</text:p>
      <text:p text:style-name="P2">Editing Grub File</text:p>
      <text:p text:style-name="P2">Making Grub File Non-Writable</text:p>
      <text:p text:style-name="P2">Update Grub File</text:p>
      <text:p text:style-name="P2"/>
      <text:p text:style-name="P2">docker source list created</text:p>
      <text:p text:style-name="P2">i386 architecture added</text:p>
      <text:p text:style-name="P2">sudo apt-get update -qqy</text:p>
      <text:p text:style-name="P2">sudo apt-get upgrade -qqy</text:p>
      <text:p text:style-name="P2"/>
      <text:p text:style-name="P2">Build Essential</text:p>
      <text:p text:style-name="P2">Gnome Vi IMproved</text:p>
      <text:p text:style-name="P2">libc for x86</text:p>
      <text:p text:style-name="P2">zlib1g for x86</text:p>
      <text:p text:style-name="P2">libstdc++6 for x86</text:p>
      <text:p text:style-name="P2">libncurses5 develop version</text:p>
      <text:p text:style-name="P2">libexpat1 develop version</text:p>
      <text:p text:style-name="P2"><text:change-start text:change-id="ct93867192235968"/><text:span text:style-name="T1">+++</text:span><text:change-end text:change-id="ct93867192235968"/>SVN</text:p>
      <text:p text:style-name="P2"><text:change-start text:change-id="ct93867184672176"/><text:span text:style-name="T1">+++</text:span><text:change-end text:change-id="ct93867184672176"/>Git</text:p>
      <text:p text:style-name="P2"><text:change-start text:change-id="ct93867202359520"/><text:span text:style-name="T1">+++</text:span><text:change-end text:change-id="ct93867202359520"/>Autoconf</text:p>
      <text:p text:style-name="P2"><text:change-start text:change-id="ct93867202568912"/><text:span text:style-name="T1">+++</text:span><text:change-end text:change-id="ct93867202568912"/>Minicom</text:p>
      <text:p text:style-name="P2"><text:change-start text:change-id="ct93867203250864"/><text:span text:style-name="T2">+++</text:span><text:change-end text:change-id="ct93867203250864"/>libjsonc develop version</text:p>
      <text:p text:style-name="P2"><text:change-start text:change-id="ct93867203215888"/><text:span text:style-name="T2">+++</text:span><text:change-end text:change-id="ct93867203215888"/>libevent develop version</text:p>
      <text:p text:style-name="P2"><text:change-start text:change-id="ct93867203072768"/><text:span text:style-name="T2">+++</text:span><text:change-end text:change-id="ct93867203072768"/>exfat-fuse</text:p>
      <text:p text:style-name="P2"><text:change-start text:change-id="ct93867203043136"/><text:span text:style-name="T2">+++</text:span><text:change-end text:change-id="ct93867203043136"/>bison</text:p>
      <text:p text:style-name="P2"><text:change-start text:change-id="ct93867192113440"/><text:span text:style-name="T2">+++</text:span><text:change-end text:change-id="ct93867192113440"/>textinfo </text:p>
      <text:p text:style-name="P2">↳ ERROR: E: Unable to locate package textinfo </text:p>
      <text:p text:style-name="P2"><text:change-start text:change-id="ct93867192320112"/><text:span text:style-name="T2">+++</text:span><text:change-end text:change-id="ct93867192320112"/>libgd develop version</text:p>
      <text:p text:style-name="P2"><text:change-start text:change-id="ct93867192106048"/><text:span text:style-name="T2">+++</text:span><text:change-end text:change-id="ct93867192106048"/>cmake</text:p>
      <text:p text:style-name="P2"><text:change-start text:change-id="ct93867103017968"/><text:span text:style-name="T2">+++</text:span><text:change-end text:change-id="ct93867103017968"/>libtool</text:p>
      <text:p text:style-name="P2"><text:change-start text:change-id="ct93867184670768"/><text:span text:style-name="T2">+++</text:span><text:change-end text:change-id="ct93867184670768"/>xinetd</text:p>
      <text:p text:style-name="P2"><text:change-start text:change-id="ct93867202722944"/><text:span text:style-name="T2">+++</text:span><text:change-end text:change-id="ct93867202722944"/>tftpd</text:p>
      <text:p text:style-name="P2"><text:change-start text:change-id="ct93867202999264"/><text:span text:style-name="T2">+++</text:span><text:change-end text:change-id="ct93867202999264"/>tftp</text:p>
      <text:p text:style-name="P2"><text:change-start text:change-id="ct93867202761728"/><text:span text:style-name="T1">+++</text:span><text:change-end text:change-id="ct93867202761728"/>apache2</text:p>
      <text:p text:style-name="P2"><text:change-start text:change-id="ct93867203105696"/><text:span text:style-name="T2">+++</text:span><text:change-end text:change-id="ct93867203105696"/>rdesktop</text:p>
      <text:p text:style-name="P2"><text:change-start text:change-id="ct93867192084080"/><text:span text:style-name="T2">???</text:span><text:change-end text:change-id="ct93867192084080"/>VLC</text:p>
      <text:p text:style-name="P2"><text:change-start text:change-id="ct93867202350784"/><text:span text:style-name="T2">+++</text:span><text:change-end text:change-id="ct93867202350784"/>Wireshark</text:p>
      <text:p text:style-name="P2"><text:change-start text:change-id="ct93867169579504"/><text:span text:style-name="T3">+++</text:span><text:change-end text:change-id="ct93867169579504"/>Meld Merge</text:p>
      <text:p text:style-name="P2"><text:change-start text:change-id="ct93867203982064"/><text:span text:style-name="T3">???</text:span><text:change-end text:change-id="ct93867203982064"/>mc<text:change-start text:change-id="ct93867203785216"/><text:span text:style-name="T3"> (Midnight Commander???)</text:span><text:change-end text:change-id="ct93867203785216"/></text:p>
      <text:p text:style-name="P2"><text:change-start text:change-id="ct93867189285648"/><text:span text:style-name="T3">+++</text:span><text:change-end text:change-id="ct93867189285648"/>lzop</text:p>
      <text:p text:style-name="P2"><text:change-start text:change-id="ct93867202769840"/><text:span text:style-name="T3">+++</text:span><text:change-end text:change-id="ct93867202769840"/>Open SSH Server</text:p>
      <text:p text:style-name="P2"><text:change-start text:change-id="ct93867109248592"/><text:span text:style-name="T3">+++</text:span><text:change-end text:change-id="ct93867109248592"/>Autopoint</text:p>
      <text:p text:style-name="P2"><text:change-start text:change-id="ct93867189025760"/><text:span text:style-name="T3">+++</text:span><text:change-end text:change-id="ct93867189025760"/>intltool</text:p>
      <text:p text:style-name="P2"><text:change-start text:change-id="ct93867204019184"/><text:span text:style-name="T3">+++</text:span><text:change-end text:change-id="ct93867204019184"/>NFS Kernel Server</text:p>
      <text:p text:style-name="P2"><text:change-start text:change-id="ct93867189269264"/><text:span text:style-name="T3">+++</text:span><text:change-end text:change-id="ct93867189269264"/>Vagrind</text:p>
      <text:p text:style-name="P2"><text:change-start text:change-id="ct93867202740064"/><text:span text:style-name="T3">+</text:span><text:change-end text:change-id="ct93867202740064"/>TCPdump</text:p>
      <text:p text:style-name="P2"><text:change-start text:change-id="ct93867184625504"/><text:span text:style-name="T3">+++</text:span><text:change-end text:change-id="ct93867184625504"/>cURL</text:p>
      <text:p text:style-name="P2"><text:change-start text:change-id="ct93867202351328"/><text:span text:style-name="T3">+++</text:span><text:change-end text:change-id="ct93867202351328"/>Lynx</text:p>
      <text:p text:style-name="P2"><text:change-start text:change-id="ct93867192324080"/><text:span text:style-name="T4">???</text:span><text:change-end text:change-id="ct93867192324080"/>XVNC for Viewer</text:p>
      <text:p text:style-name="P2"><text:change-start text:change-id="ct93867188614336"/><text:span text:style-name="T4">???</text:span><text:change-end text:change-id="ct93867188614336"/>GnuPG archive keys</text:p>
      <text:p text:style-name="P2"><text:change-start text:change-id="ct93867192628272"/><text:span text:style-name="T5">+++</text:span><text:change-end text:change-id="ct93867192628272"/>ccache</text:p>
      <text:p text:style-name="P2"><text:change-start text:change-id="ct93867171704224"/><text:span text:style-name="T5">+++</text:span><text:change-end text:change-id="ct93867171704224"/>mkdir -p ~/.ccache</text:p>
      <text:p text:style-name="P2"><text:change-start text:change-id="ct93867203181728"/><text:span text:style-name="T5">+</text:span><text:change-end text:change-id="ct93867203181728"/>Install DropBox</text:p>
      <text:p text:style-name="P2"><text:change-start text:change-id="ct93867109589536"/><text:span text:style-name="T5">???</text:span><text:change-end text:change-id="ct93867109589536"/>Add Microsoft key</text:p>
      <text:p text:style-name="P2"><text:change-start text:change-id="ct93867203019104"/><text:span text:style-name="T5">???</text:span><text:change-end text:change-id="ct93867203019104"/>Add teams repo into source list</text:p>
      <text:p text:style-name="P2">sudo apt-get update -qqy</text:p>
      <text:p text:style-name="P2"><text:change-start text:change-id="ct93867203987168"/><text:soft-page-break/><text:span text:style-name="T6">+++</text:span><text:change-end text:change-id="ct93867203987168"/>Microsoft Teams</text:p>
      <text:p text:style-name="P2"><text:change-start text:change-id="ct93867189928480"/><text:span text:style-name="T6">+++</text:span><text:change-end text:change-id="ct93867189928480"/>sudo apt-get update -qqy</text:p>
      <text:p text:style-name="P2"><text:change-start text:change-id="ct93867202766896"/><text:span text:style-name="T6">+++</text:span><text:change-end text:change-id="ct93867202766896"/>sudo apt-get upgrade -qqy</text:p>
      <text:p text:style-name="P3"><text:change-start text:change-id="ct93867203939696"/><text:span text:style-name="T6">+++</text:span><text:change-end text:change-id="ct93867203939696"/>sudo apt-get autoremove -qqy</text:p>
      <text:p text:style-name="Standard"/>
      <text:p text:style-name="Standard"><text:change text:change-id="ct93867192702640"/><text:change-start text:change-id="ct93867202278768"/></text:p>
      <text:p text:style-name="Standard"/>
      <text:p text:style-name="P4">Pratik:</text:p>
      <text:p text:style-name="P4"><text:change-end text:change-id="ct9386720227876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09:47:33.803618059</meta:creation-date>
    <meta:editing-duration>PT55S</meta:editing-duration>
    <meta:editing-cycles>2</meta:editing-cycles>
    <meta:generator>LibreOffice/6.4.7.2$Linux_X86_64 LibreOffice_project/40$Build-2</meta:generator>
    <dc:date>2021-08-09T15:01:09.460039848</dc:date>
    <meta:document-statistic meta:table-count="0" meta:image-count="0" meta:object-count="0" meta:page-count="2" meta:paragraph-count="61" meta:word-count="146" meta:character-count="1048" meta:non-whitespace-character-count="961"/>
  </office:meta>
</office:document-meta>
</file>